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0.73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0.353cm"/>
    </style:style>
    <style:style style:name="co24" style:family="table-column">
      <style:table-column-properties fo:break-before="auto" style:column-width="2.057cm"/>
    </style:style>
    <style:style style:name="co25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1.236cm"/>
    </style:style>
    <style:style style:name="co27" style:family="table-column">
      <style:table-column-properties fo:break-before="auto" style:column-width="1.36cm"/>
    </style:style>
    <style:style style:name="co28" style:family="table-column">
      <style:table-column-properties fo:break-before="auto" style:column-width="1.584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732cm"/>
    </style:style>
    <style:style style:name="co31" style:family="table-column">
      <style:table-column-properties fo:break-before="auto" style:column-width="1.93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9" table:default-cell-style-name="ce24"/>
        <table:table-column table:style-name="co13" table:default-cell-style-name="ce24"/>
        <table:table-column table:style-name="co10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6" table:default-cell-style-name="ce24"/>
        <table:table-column table:style-name="co10" table:default-cell-style-name="ce24"/>
        <table:table-column table:style-name="co18" table:default-cell-style-name="ce24"/>
        <table:table-column table:style-name="co19" table:number-columns-repeated="2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21" table:number-columns-repeated="3" table:default-cell-style-name="ce24"/>
        <table:table-column table:style-name="co23" table:default-cell-style-name="ce24"/>
        <table:table-column table:style-name="co21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7" table:number-columns-repeated="984"/>
          <table:table-cell/>
        </table:table-row>
        <table:table-row table:style-name="ro1">
          <table:table-cell table:style-name="ce27"/>
          <table:table-cell table:style-name="ce34"/>
          <table:table-cell table:style-name="ce27" table:number-columns-repeated="37"/>
          <table:table-cell table:style-name="ce28"/>
          <table:table-cell table:style-name="ce27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1" office:value-type="string" calcext:value-type="string">
            <text:p>-876 </text:p>
          </table:table-cell>
          <table:table-cell table:style-name="ce41" office:value-type="string" calcext:value-type="string">
            <text:p>-1884.43</text:p>
          </table:table-cell>
          <table:table-cell table:style-name="ce4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8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-11376.02</text:p>
          </table:table-cell>
          <table:table-cell table:style-name="ce38" office:value-type="string" calcext:value-type="string">
            <text:p>+4053</text:p>
          </table:table-cell>
          <table:table-cell table:style-name="ce38" office:value-type="string" calcext:value-type="string">
            <text:p>+17515</text:p>
          </table:table-cell>
          <table:table-cell table:number-columns-repeated="2"/>
          <table:table-cell table:style-name="ce38" office:value-type="string" calcext:value-type="string">
            <text:p>+10192</text:p>
          </table:table-cell>
          <table:table-cell table:style-name="ce3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1" office:value-type="string" calcext:value-type="string">
            <text:p>-301.55 </text:p>
          </table:table-cell>
          <table:table-cell table:number-columns-repeated="5"/>
          <table:table-cell table:style-name="ce4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8" office:value-type="string" calcext:value-type="string">
            <text:p>+1078 </text:p>
          </table:table-cell>
          <table:table-cell table:style-name="ce38" office:value-type="string" calcext:value-type="string">
            <text:p>+1055</text:p>
          </table:table-cell>
          <table:table-cell table:number-columns-repeated="2"/>
          <table:table-cell table:style-name="ce38" office:value-type="string" calcext:value-type="string">
            <text:p>+2889</text:p>
          </table:table-cell>
          <table:table-cell table:style-name="ce4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8" office:value-type="string" calcext:value-type="string">
            <text:p>+124099</text:p>
          </table:table-cell>
          <table:table-cell table:style-name="ce38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8" office:value-type="string" calcext:value-type="string">
            <text:p>+161051</text:p>
          </table:table-cell>
          <table:table-cell table:style-name="ce38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41" office:value-type="string" calcext:value-type="string">
            <text:p>-623</text:p>
          </table:table-cell>
          <table:table-cell table:style-name="ce41" office:value-type="string" calcext:value-type="string">
            <text:p>-960.85</text:p>
          </table:table-cell>
          <table:table-cell table:style-name="ce4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45551.52</text:p>
          </table:table-cell>
          <table:table-cell table:style-name="ce38" office:value-type="string" calcext:value-type="string">
            <text:p>+338</text:p>
          </table:table-cell>
          <table:table-cell table:style-name="ce38" office:value-type="string" calcext:value-type="string">
            <text:p>+17902</text:p>
          </table:table-cell>
          <table:table-cell table:number-columns-repeated="2"/>
          <table:table-cell table:style-name="ce38" office:value-type="string" calcext:value-type="string">
            <text:p>+63548</text:p>
          </table:table-cell>
          <table:table-cell table:style-name="ce38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office:value-type="string" calcext:value-type="string">
            <text:p>307444</text:p>
          </table:table-cell>
          <table:table-cell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18.52$</text:p>
          </table:table-cell>
          <table:table-cell table:number-columns-repeated="993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4" table:default-cell-style-name="ce24"/>
        <table:table-column table:style-name="co11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8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1" table:number-columns-repeated="984" table:default-cell-style-name="ce24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7"/>
          <table:table-cell table:style-name="ce34"/>
          <table:table-cell table:style-name="ce27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7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8" table:default-cell-style-name="ce24"/>
        <table:table-column table:style-name="co30" table:default-cell-style-name="ce24"/>
        <table:table-column table:style-name="co57" table:default-cell-style-name="ce24"/>
        <table:table-column table:style-name="co36" table:default-cell-style-name="ce24"/>
        <table:table-column table:style-name="co27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8" table:default-cell-style-name="ce24"/>
        <table:table-column table:style-name="co61" table:default-cell-style-name="ce24"/>
        <table:table-column table:style-name="co28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1" table:number-columns-repeated="976" table:default-cell-style-name="ce24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7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7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7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7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8" table:default-cell-style-name="ce24"/>
        <table:table-column table:style-name="co73" table:default-cell-style-name="ce24"/>
        <table:table-column table:style-name="co81" table:default-cell-style-name="ce24"/>
        <table:table-column table:style-name="co27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1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1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1" table:number-columns-repeated="1020" table:default-cell-style-name="ce24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.00.0000</text:date>, <text:time style:data-style-name="N2" text:time-value="10:29:30.47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1T10:07:58.071000000</dc:date>
    <meta:editing-duration>P9DT2H18M31S</meta:editing-duration>
    <meta:editing-cycles>3984</meta:editing-cycles>
    <meta:document-statistic meta:table-count="6" meta:cell-count="11018" meta:object-count="0"/>
    <meta:user-defined meta:name="qrichtext">1</meta:user-defined>
  </office:meta>
</office:document-meta>
</file>